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Nimbus Sans L"/>
    </style:style>
    <style:style style:name="P2" style:family="paragraph" style:parent-style-name="Standard">
      <style:text-properties style:font-name="Nimbus Sans L" fo:font-size="8pt" officeooo:rsid="00200297" officeooo:paragraph-rsid="00326198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8pt" officeooo:rsid="002223e1" officeooo:paragraph-rsid="003bba9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51899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4a8ed3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8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9" style:family="paragraph" style:parent-style-name="Standard">
      <style:text-properties style:font-name="Nimbus Sans L" fo:font-size="12pt" officeooo:rsid="0020bac8" officeooo:paragraph-rsid="0032619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20bac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4b5939" style:font-size-asian="12pt" style:font-size-complex="12pt"/>
    </style:style>
    <style:style style:name="P12" style:family="paragraph" style:parent-style-name="Standard">
      <style:text-properties style:font-name="Nimbus Sans L" fo:font-size="12pt" officeooo:rsid="0020bac8" officeooo:paragraph-rsid="003bba9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5189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a8ed3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b593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565c9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Nimbus Sans L" fo:font-size="12pt" fo:font-weight="bold" officeooo:rsid="0020bac8" officeooo:paragraph-rsid="0020bac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0e25" officeooo:paragraph-rsid="003b0e25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3b0e25" officeooo:paragraph-rsid="00544c09" style:font-size-asian="12pt" style:font-size-complex="12pt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3b0e25" officeooo:paragraph-rsid="00462f3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29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3b0e25" officeooo:paragraph-rsid="003b0e25" style:font-size-asian="12pt" style:font-size-complex="12pt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Nimbus Sans L" fo:font-size="12pt" officeooo:rsid="003b0e25" officeooo:paragraph-rsid="00563d2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58a05a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607c40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51899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Nimbus Sans L" fo:font-size="12pt" officeooo:rsid="003b0e25" officeooo:paragraph-rsid="004a8ed3" style:font-size-asian="12pt" style:font-size-complex="12pt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20bac8" officeooo:paragraph-rsid="004a3943" style:font-size-asian="12pt" style:font-size-complex="12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Nimbus Sans L" fo:font-size="12pt" officeooo:rsid="0020bac8" officeooo:paragraph-rsid="004fc106" style:font-size-asian="12pt" style:font-size-complex="12pt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fc85" officeooo:paragraph-rsid="003bfc85" style:font-size-asian="12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fc85" officeooo:paragraph-rsid="003ce14b" style:font-size-asian="12pt" style:font-size-complex="12pt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19f3c" officeooo:paragraph-rsid="00535d17" style:font-size-asian="12pt" style:font-size-complex="12pt"/>
    </style:style>
    <style:style style:name="P40" style:family="paragraph" style:parent-style-name="Standard" style:list-style-name="L5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19f3c" officeooo:paragraph-rsid="0056cd83" style:font-size-asian="12pt" style:font-size-complex="12pt"/>
    </style:style>
    <style:style style:name="P41" style:family="paragraph" style:parent-style-name="Standard" style:list-style-name="L6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7d044" officeooo:paragraph-rsid="0057d044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3b0e25" officeooo:paragraph-rsid="003b0e25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Nimbus Sans L" fo:font-size="12pt" style:text-underline-style="none" officeooo:rsid="003b0e25" officeooo:paragraph-rsid="0058a05a" style:font-size-asian="12pt" style:font-size-complex="12pt"/>
    </style:style>
    <style:style style:name="P44" style:family="paragraph" style:parent-style-name="Standard" style:list-style-name="L3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45" style:family="paragraph" style:parent-style-name="Standard">
      <style:paragraph-properties fo:text-align="start" style:justify-single-word="false"/>
      <style:text-properties style:font-name="Nimbus Sans L" fo:font-size="8pt" officeooo:rsid="003b0e25" officeooo:paragraph-rsid="003b0e25" style:font-size-asian="8pt" style:font-size-complex="8pt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Nimbus Sans L" officeooo:paragraph-rsid="0056cd83"/>
    </style:style>
    <style:style style:name="P47" style:family="paragraph" style:parent-style-name="Standard" style:list-style-name="L5">
      <style:paragraph-properties fo:text-align="start" style:justify-single-word="false"/>
      <style:text-properties style:font-name="Nimbus Sans L" officeooo:paragraph-rsid="0065ab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solid" style:text-underline-width="auto" style:text-underline-color="font-color" officeooo:rsid="0020bac8"/>
    </style:style>
    <style:style style:name="T4" style:family="text">
      <style:text-properties style:text-underline-style="solid" style:text-underline-width="auto" style:text-underline-color="font-color" officeooo:rsid="0057d04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9d04a"/>
    </style:style>
    <style:style style:name="T7" style:family="text">
      <style:text-properties style:text-underline-style="none" officeooo:rsid="0057d044"/>
    </style:style>
    <style:style style:name="T8" style:family="text">
      <style:text-properties officeooo:rsid="004362eb"/>
    </style:style>
    <style:style style:name="T9" style:family="text">
      <style:text-properties officeooo:rsid="0020bac8"/>
    </style:style>
    <style:style style:name="T10" style:family="text">
      <style:text-properties officeooo:rsid="00544c09"/>
    </style:style>
    <style:style style:name="T11" style:family="text">
      <style:text-properties fo:font-size="12pt" officeooo:rsid="0020bac8" style:font-size-asian="12pt" style:font-size-complex="12pt"/>
    </style:style>
    <style:style style:name="T12" style:family="text">
      <style:text-properties fo:font-size="12pt" officeooo:rsid="003b0e25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20bac8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3b0e25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ПРОТОКОЛ</text:p>
      <text:p text:style-name="P21">организационного (учредительного) <text:s/>собрания по созданию</text:p>
      <text:p text:style-name="P21">Первичной профсоюзной организации</text:p>
      <text:p text:style-name="P21">Белорусского Независимого профсоюза работников</text:p>
      <text:p text:style-name="P23"><text:tab/><text:tab/><text:tab/><text:tab/><text:tab/><text:tab/><text:tab/><text:tab/><text:tab/><text:tab/><text:tab/><text:tab/><text:tab/><text:tab/></text:p>
      <text:p text:style-name="P23"><text:tab/><text:tab/><text:tab/><text:tab/><text:tab/><text:tab/><text:tab/><text:tab/><text:tab/><text:tab/><text:tab/><text:tab/><text:tab/><text:tab/></text:p>
      <text:p text:style-name="P13"/>
      <text:p text:style-name="P13"/>
      <text:p text:style-name="P12"><text:span text:style-name="T5"><text:tab/></text:span><text:span text:style-name="T1"><text:tab/><text:tab/><text:tab/></text:span></text:p>
      <text:p text:style-name="P3"><text:tab/><text:tab/>(дата)</text:p>
      <text:p text:style-name="P13"/>
      <text:p text:style-name="P13">Место проведения собрания: <text:span text:style-name="T1"><text:tab/><text:tab/><text:tab/><text:tab/><text:tab/><text:tab/><text:tab/><text:tab/><text:tab/><text:tab/> </text:span></text:p>
      <text:p text:style-name="P23"><text:tab/><text:tab/><text:tab/><text:tab/><text:tab/><text:tab/><text:tab/><text:tab/><text:tab/><text:tab/><text:tab/><text:tab/><text:tab/><text:tab/></text:p>
      <text:p text:style-name="P7">(город, <text:span text:style-name="T8">организация (</text:span>предприятие<text:span text:style-name="T8">)</text:span>)</text:p>
      <text:p text:style-name="P13"/>
      <text:p text:style-name="P13"/>
      <text:p text:style-name="P13">Присутствовали:</text:p>
      <text:list xml:id="list88701012277644002" text:style-name="L1"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7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  <text:list-item>
          <text:p text:style-name="P38"><text:tab/><text:tab/><text:tab/><text:tab/><text:tab/><text:tab/><text:tab/><text:tab/></text:p>
        </text:list-item>
      </text:list>
      <text:p text:style-name="P13"/>
      <text:p text:style-name="P13"/>
      <text:p text:style-name="P13"><text:tab/>Председатель собрания <text:tab/><text:span text:style-name="T1"><text:tab/><text:tab/><text:tab/><text:tab/><text:tab/><text:tab/><text:tab/><text:tab/><text:tab/></text:span></text:p>
      <text:p text:style-name="P23"/>
      <text:p text:style-name="P13"><text:tab/>Секретарь собрания <text:span text:style-name="T1"><text:tab/><text:tab/><text:tab/><text:tab/><text:tab/><text:tab/><text:tab/><text:tab/><text:tab/><text:tab/></text:span></text:p>
      <text:p text:style-name="P13"/>
      <text:p text:style-name="P13"><text:soft-page-break/>ПОВЕСТКА <text:s/>ДНЯ:</text:p>
      <text:list xml:id="list5756605066496360214" text:style-name="L2">
        <text:list-item>
          <text:p text:style-name="P24">О создании Первичн<text:span text:style-name="T10">ой </text:span>профсоюзной организации.</text:p>
        </text:list-item>
        <text:list-item>
          <text:p text:style-name="P25">Выборы руководящих и контролирующих органов.</text:p>
        </text:list-item>
        <text:list-item>
          <text:p text:style-name="P24">О наделении полномочий в процессе регистрации Первичн<text:span text:style-name="T10">ой </text:span>профсоюзной организации.</text:p>
        </text:list-item>
      </text:list>
      <text:p text:style-name="P13"/>
      <text:p text:style-name="P13">СЛУШАЛИ: <text:span text:style-name="T1"><text:tab/><text:tab/><text:tab/><text:tab/><text:tab/><text:tab/></text:span> о создании профсоюзной организации.</text:p>
      <text:p text:style-name="P4"><text:tab/><text:tab/><text:tab/><text:tab/>(Ф. И. О.)</text:p>
      <text:p text:style-name="P15"/>
      <text:p text:style-name="P15">ВЫСТУПИЛИ: <text:span text:style-name="T1"><text:tab/><text:tab/><text:tab/><text:tab/><text:tab/><text:tab/><text:tab/></text:span> ознакомил присутствующих с</text:p>
      <text:p text:style-name="P5"><text:tab/><text:tab/><text:tab/><text:tab/><text:tab/>(Ф. И. О.)</text:p>
      <text:p text:style-name="P15">Уставом профсоюза.</text:p>
      <text:p text:style-name="P13"/>
      <text:p text:style-name="P13">ПОСТАНОВИЛИ:</text:p>
      <text:list xml:id="list279026521334403967" text:style-name="L3">
        <text:list-item>
          <text:p text:style-name="P26">1. Создать 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text:tab/></text:span></text:p>
          <text:p text:style-name="P44"><text:tab/><text:tab/><text:tab/><text:tab/><text:tab/><text:tab/><text:tab/>(указать название)</text:p>
        </text:list-item>
      </text:list>
      <text:p text:style-name="P13"><text:tab/><text:span text:style-name="T1"><text:tab/><text:tab/><text:tab/><text:tab/><text:tab/><text:tab/><text:tab/><text:tab/><text:tab/><text:tab/><text:tab/><text:tab/><text:tab/></text:span></text:p>
      <text:list xml:id="list204526456760908" text:continue-numbering="true" text:style-name="L3">
        <text:list-header>
          <text:p text:style-name="P35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  <text:list-item>
          <text:p text:style-name="P27">В своей деятельности руководствоваться Уставом <text:span text:style-name="T1"><text:tab/><text:tab/><text:tab/><text:tab/><text:tab/></text:span> </text:p>
        </text:list-item>
      </text:list>
      <text:p text:style-name="P16"><text:tab/><text:span text:style-name="T1"><text:tab/><text:tab/><text:tab/><text:tab/><text:tab/><text:tab/><text:tab/><text:tab/><text:tab/><text:tab/><text:tab/><text:tab/><text:tab/></text:span></text:p>
      <text:list xml:id="list204527380853911" text:continue-numbering="true" text:style-name="L3">
        <text:list-header>
          <text:p text:style-name="P35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3"/>
      <text:p text:style-name="P17"/>
      <text:p text:style-name="P17">СЛУШАЛИ: <text:span text:style-name="T1"><text:tab/><text:tab/><text:tab/><text:tab/><text:tab/><text:tab/><text:tab/><text:tab/></text:span> об избрании руководящих и</text:p>
      <text:p text:style-name="P6"><text:tab/><text:tab/><text:tab/><text:tab/><text:tab/>(Ф. И. О.)</text:p>
      <text:p text:style-name="P17">контролирующих органов.</text:p>
      <text:p text:style-name="P13"/>
      <text:p text:style-name="P13">ВЫСТУПИЛИ:</text:p>
      <text:p text:style-name="P13"><text:span text:style-name="T1"><text:tab/><text:tab/><text:tab/><text:tab/></text:span> предложил (а) избрать <text:span text:style-name="T1"><text:tab/><text:tab/><text:tab/><text:tab/><text:tab/><text:tab/> <text:s/></text:span>, его количественный и персональный состав.</text:p>
      <text:p text:style-name="P13"/>
      <text:p text:style-name="P13">ПОСТАНОВИЛИ:</text:p>
      <text:p text:style-name="P13">Избрать <text:span text:style-name="T1"><text:tab/><text:tab/><text:tab/><text:tab/><text:tab/><text:tab/><text:tab/><text:tab/><text:tab/></text:span> в количестве <text:span text:style-name="T1"><text:tab/> <text:s text:c="2"/></text:span><text:s/>чел. </text:p>
      <text:p text:style-name="P4"><text:tab/><text:tab/>(название руководящего органа, предусмотренного <text:s/>Уставом)</text:p>
      <text:list xml:id="list204527619926932" text:continue-numbering="true" text:style-name="L3">
        <text:list-header>
          <text:p text:style-name="P36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  </text:list-header>
      </text:list>
      <text:p text:style-name="P13"/>
      <text:p text:style-name="P13">В состав <text:span text:style-name="T1"><text:tab/><text:tab/><text:tab/><text:tab/><text:tab/><text:tab/><text:tab/><text:tab/> <text:s text:c="5"/></text:span><text:s/>предложены кандидатуры:</text:p>
      <text:list xml:id="list298834977875519653" text:style-name="L4">
        <text:list-item>
          <text:p text:style-name="P39"><text:tab/><text:tab/><text:tab/><text:tab/><text:tab/><text:tab/><text:tab/><text:tab/><text:tab/><text:tab/><text:tab/><text:tab/><text:tab/></text:p>
        </text:list-item>
        <text:list-item>
          <text:p text:style-name="P39"><text:tab/><text:tab/><text:tab/><text:tab/><text:tab/><text:tab/><text:tab/><text:tab/><text:tab/><text:tab/><text:tab/><text:tab/><text:tab/></text:p>
        </text:list-item>
        <text:list-item>
          <text:p text:style-name="P39"><text:tab/><text:tab/><text:tab/><text:tab/><text:tab/><text:tab/><text:tab/><text:tab/><text:tab/><text:tab/><text:tab/><text:tab/><text:tab/></text:p>
        </text:list-item>
      </text:list>
      <text:p text:style-name="P13"/>
      <text:p text:style-name="P20">ПОСТАНОВИЛИ:</text:p>
      <text:list xml:id="list7814447191400088784" text:style-name="L5">
        <text:list-item>
          <text:p text:style-name="P47"><text:span text:style-name="T12">Избрать в </text:span><text:span text:style-name="T14"><text:tab/><text:tab/><text:tab/><text:tab/><text:tab/><text:tab/><text:tab/><text:tab/><text:tab/><text:tab/><text:tab/><text:tab/></text:span></text:p>
          <text:p text:style-name="P47"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  <text:list-item>
          <text:p text:style-name="P40"><text:tab/><text:tab/><text:tab/><text:tab/><text:tab/><text:tab/><text:tab/><text:tab/><text:tab/><text:tab/><text:tab/><text:tab/><text:tab/></text:p>
          <text:p text:style-name="P46"><text:soft-page-break/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  <text:list-item>
          <text:p text:style-name="P40"><text:tab/><text:tab/><text:tab/><text:tab/><text:tab/><text:tab/><text:tab/><text:tab/><text:tab/><text:tab/><text:tab/><text:tab/><text:tab/></text:p>
          <text:p text:style-name="P46"><text:span text:style-name="T11">Голосовали: «за» - </text:span><text:span text:style-name="T13"><text:tab/></text:span><text:span text:style-name="T11">, «против» - <text:tab/></text:span><text:span text:style-name="T13"><text:tab/></text:span><text:span text:style-name="T11">, «воздержались» - </text:span><text:span text:style-name="T13"><text:tab/></text:span><text:span text:style-name="T11">.</text:span></text:p>
        </text:list-item>
      </text:list>
      <text:p text:style-name="P13"/>
      <text:p text:style-name="P13"/>
      <text:p text:style-name="P13">СЛУШАЛИ: <text:span text:style-name="T1"><text:tab/><text:tab/><text:tab/><text:tab/><text:tab/><text:tab/><text:tab/><text:tab/> <text:s text:c="5"/></text:span><text:s/>об избрании председателя</text:p>
      <text:p text:style-name="P23"><text:tab/><text:tab/><text:tab/><text:tab/><text:tab/><text:tab/><text:tab/><text:tab/><text:tab/><text:tab/><text:tab/><text:tab/><text:tab/> <text:s text:c="9"/><text:span text:style-name="T5">.</text:span></text:p>
      <text:p text:style-name="P13"/>
      <text:p text:style-name="P13">ВЫСТУПИЛИ: <text:span text:style-name="T1"><text:tab/><text:tab/><text:tab/><text:tab/><text:tab/><text:tab/><text:tab/><text:tab/><text:tab/><text:tab/><text:tab/> <text:s text:c="9"/></text:span><text:span text:style-name="T5">.</text:span></text:p>
      <text:p text:style-name="P13"/>
      <text:p text:style-name="P14">ПОСТАНОВИЛИ:</text:p>
      <text:p text:style-name="P31">Избрать председателем <text:span text:style-name="T1"><text:tab/><text:tab/><text:tab/><text:tab/><text:tab/><text:tab/><text:tab/><text:tab/><text:tab/><text:tab/> <text:s text:c="9"/></text:span><text:span text:style-name="T5">.</text:span></text:p>
      <text:p text:style-name="P31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<text:p text:style-name="P13"/>
      <text:p text:style-name="P13"/>
      <text:p text:style-name="P13">СЛУШАЛИ: <text:span text:style-name="T1"><text:tab/><text:tab/><text:tab/><text:tab/><text:tab/><text:tab/><text:tab/> <text:s text:c="5"/></text:span><text:s/>об избрании секретаря-казначея.</text:p>
      <text:p text:style-name="P13"/>
      <text:p text:style-name="P13">ВЫСТУПИЛИ: <text:span text:style-name="T1"><text:tab/><text:tab/><text:tab/><text:tab/><text:tab/><text:tab/><text:tab/><text:tab/><text:tab/><text:tab/><text:tab/> <text:s text:c="9"/></text:span><text:span text:style-name="T5">.</text:span></text:p>
      <text:p text:style-name="P13"/>
      <text:p text:style-name="P32">ПОСТАНОВИЛИ:</text:p>
      <text:p text:style-name="P32">Избрать секретарем-казначеем <text:span text:style-name="T1"><text:tab/><text:tab/><text:tab/><text:tab/><text:tab/><text:tab/><text:tab/><text:tab/> <text:s text:c="9"/></text:span>.</text:p>
      <text:p text:style-name="P19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<text:p text:style-name="P13"/>
      <text:p text:style-name="P13"/>
      <text:p text:style-name="P13">СЛУШАЛИ: <text:span text:style-name="T1"><text:tab/><text:tab/><text:tab/><text:tab/><text:tab/> <text:s/></text:span><text:s/>об избрании контрольно-ревизионной комиссии.</text:p>
      <text:p text:style-name="P13"/>
      <text:p text:style-name="P31">ВЫСТУПИЛИ: <text:span text:style-name="T4"><text:tab/><text:tab/><text:tab/><text:tab/><text:tab/><text:tab/><text:tab/><text:tab/><text:tab/><text:tab/><text:tab/> <text:s text:c="9"/></text:span><text:span text:style-name="T7">.</text:span></text:p>
      <text:p text:style-name="P43"/>
      <text:p text:style-name="P13">ПОСТАНОВИЛИ: </text:p>
      <text:list xml:id="list3119536108271722997" text:style-name="L6">
        <text:list-item>
          <text:p text:style-name="P29">Избрать контрольно-ревизионную комиссию в количестве трех человек.</text:p>
        </text:list-item>
        <text:list-item>
          <text:p text:style-name="P29">В ревизионную комиссию избрать:</text:p>
          <text:list>
            <text:list-item>
              <text:p text:style-name="P41"><text:tab/><text:tab/><text:tab/><text:tab/><text:tab/><text:tab/><text:tab/><text:tab/><text:tab/><text:tab/><text:tab/><text:tab/></text:p>
              <text:p text:style-name="P30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  <text:p text:style-name="P29"/>
          <text:list text:continue-numbering="true">
            <text:list-item>
              <text:p text:style-name="P41"><text:tab/><text:tab/><text:tab/><text:tab/><text:tab/><text:tab/><text:tab/><text:tab/><text:tab/><text:tab/><text:tab/><text:tab/></text:p>
              <text:p text:style-name="P30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  <text:p text:style-name="P29"/>
          <text:list text:continue-numbering="true">
            <text:list-item>
              <text:p text:style-name="P41"><text:tab/><text:tab/><text:tab/><text:tab/><text:tab/><text:tab/><text:tab/><text:tab/><text:tab/><text:tab/><text:tab/><text:tab/></text:p>
              <text:p text:style-name="P30"><text:span text:style-name="T9">Голосовали: «за» - </text:span><text:span text:style-name="T3"><text:tab/></text:span><text:span text:style-name="T9">, «против» - <text:tab/></text:span><text:span text:style-name="T3"><text:tab/></text:span><text:span text:style-name="T9">, «воздержались» - </text:span><text:span text:style-name="T3"><text:tab/></text:span><text:span text:style-name="T9">.</text:span></text:p>
            </text:list-item>
          </text:list>
        </text:list-item>
      </text:list>
      <text:p text:style-name="P13"/>
      <text:p text:style-name="P13"/>
      <text:p text:style-name="P13">СЛУШАЛИ: <text:span text:style-name="T1"><text:tab/><text:tab/><text:tab/><text:tab/><text:tab/><text:tab/><text:tab/><text:tab/></text:span> о наделении полномочиями в процессе регистрации профсоюзной организации.</text:p>
      <text:p text:style-name="P13"/>
      <text:p text:style-name="P18"><text:soft-page-break/>ПОСТАНОВИЛИ:</text:p>
      <text:p text:style-name="P18">Поручить председателю <text:span text:style-name="T1"><text:tab/><text:tab/><text:tab/><text:tab/><text:tab/><text:tab/><text:tab/><text:tab/><text:tab/><text:tab/></text:span></text:p>
      <text:p text:style-name="P13">зарегистрировать <text:span text:style-name="T1"><text:tab/><text:tab/><text:tab/><text:tab/><text:tab/><text:tab/><text:tab/><text:tab/><text:tab/><text:tab/><text:tab/><text:tab/></text:span></text:p>
      <text:p text:style-name="P23"><text:tab/><text:tab/><text:tab/><text:tab/><text:tab/><text:tab/><text:tab/><text:tab/><text:tab/><text:tab/><text:tab/><text:tab/><text:tab/><text:tab/></text:p>
      <text:p text:style-name="P13">как первичную профсоюзную организацию в <text:span text:style-name="T1"><text:tab/><text:tab/><text:tab/><text:tab/><text:tab/><text:tab/><text:tab/><text:tab/><text:tab/><text:tab/><text:tab/><text:tab/><text:tab/><text:tab/><text:tab/><text:tab/><text:tab/><text:tab/><text:tab/><text:tab/> <text:s text:c="9"/></text:span>.</text:p>
      <text:p text:style-name="P11">Голосовали: «за» - <text:span text:style-name="T1"><text:tab/></text:span>, «против» - <text:tab/><text:span text:style-name="T1"><text:tab/></text:span>, «воздержались» - <text:span text:style-name="T1"><text:tab/></text:span>.</text:p>
      <text:p text:style-name="P10"/>
      <text:p text:style-name="P10"/>
      <text:p text:style-name="P10"/>
      <text:p text:style-name="P10"/>
      <text:p text:style-name="P9">Председател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  <text:p text:style-name="P8"/>
      <text:p text:style-name="P9">Секретарь собрания<text:tab/><text:tab/><text:span text:style-name="T2"><text:tab/><text:tab/><text:tab/></text:span><text:span text:style-name="T6"><text:tab/></text:span><text:span text:style-name="T2"><text:tab/><text:tab/><text:tab/><text:tab/><text:tab/></text:span></text:p>
      <text:p text:style-name="P2"><text:tab/><text:tab/><text:tab/><text:tab/><text:tab/><text:tab/>(подпись)<text:tab/><text:tab/><text:tab/><text:tab/>(Ф. И. 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imbus Sans L"/>
    </style:style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0:45:10.266898553</dc:date>
    <meta:editing-duration>PT2H51M51S</meta:editing-duration>
    <meta:editing-cycles>81</meta:editing-cycles>
    <meta:generator>LibreOffice/5.2.7.2$Linux_X86_64 LibreOffice_project/20m0$Build-2</meta:generator>
    <meta:document-statistic meta:table-count="0" meta:image-count="0" meta:object-count="0" meta:page-count="4" meta:paragraph-count="106" meta:word-count="346" meta:character-count="3160" meta:non-whitespace-character-count="2088"/>
  </office:meta>
</office:document-meta>
</file>